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3e22" officeooo:paragraph-rsid="00163e22"/>
    </style:style>
    <style:style style:name="P2" style:family="paragraph" style:parent-style-name="Standard">
      <style:text-properties officeooo:rsid="00163e22" officeooo:paragraph-rsid="00167e39"/>
    </style:style>
    <style:style style:name="P3" style:family="paragraph" style:parent-style-name="Standard">
      <style:paragraph-properties fo:line-height="150%"/>
      <style:text-properties officeooo:rsid="00163e22" officeooo:paragraph-rsid="00163e22"/>
    </style:style>
    <style:style style:name="P4" style:family="paragraph" style:parent-style-name="Standard">
      <style:paragraph-properties fo:line-height="150%"/>
      <style:text-properties officeooo:rsid="00163e22" officeooo:paragraph-rsid="00167e39"/>
    </style:style>
    <style:style style:name="P5" style:family="paragraph" style:parent-style-name="Standard">
      <style:paragraph-properties fo:line-height="150%" fo:text-align="center" style:justify-single-word="false"/>
      <style:text-properties officeooo:rsid="00163e22" officeooo:paragraph-rsid="00163e22"/>
    </style:style>
    <style:style style:name="P6" style:family="paragraph" style:parent-style-name="Standard">
      <style:paragraph-properties fo:line-height="150%"/>
      <style:text-properties officeooo:rsid="00167e39" officeooo:paragraph-rsid="00167e39"/>
    </style:style>
    <style:style style:name="P7" style:family="paragraph" style:parent-style-name="Standard">
      <style:paragraph-properties fo:text-align="center" style:justify-single-word="false"/>
      <style:text-properties officeooo:rsid="00167e39" officeooo:paragraph-rsid="00167e39"/>
    </style:style>
    <style:style style:name="P8" style:family="paragraph" style:parent-style-name="Standard">
      <style:paragraph-properties fo:line-height="150%" fo:text-align="center" style:justify-single-word="false"/>
      <style:text-properties fo:font-size="14pt" fo:font-weight="bold" officeooo:rsid="00163e22" officeooo:paragraph-rsid="00163e22" style:font-size-asian="14pt" style:font-weight-asian="bold" style:font-size-complex="14pt" style:font-weight-complex="bold"/>
    </style:style>
    <style:style style:name="P9" style:family="paragraph" style:parent-style-name="Standard">
      <style:text-properties officeooo:paragraph-rsid="0016ece4"/>
    </style:style>
    <style:style style:name="P10" style:family="paragraph" style:parent-style-name="Standard">
      <style:paragraph-properties fo:line-height="100%"/>
      <style:text-properties officeooo:paragraph-rsid="0016ece4"/>
    </style:style>
    <style:style style:name="P11" style:family="paragraph" style:parent-style-name="Standard">
      <style:paragraph-properties fo:line-height="150%" fo:text-align="start" style:justify-single-word="false"/>
      <style:text-properties fo:font-weight="normal" officeooo:rsid="0016ece4" officeooo:paragraph-rsid="0016ece4" style:font-weight-asian="normal" style:font-weight-complex="normal"/>
    </style:style>
    <style:style style:name="P12" style:family="paragraph" style:parent-style-name="Standard">
      <style:paragraph-properties fo:break-before="page"/>
      <style:text-properties officeooo:rsid="00163e22" officeooo:paragraph-rsid="00163e22"/>
    </style:style>
    <style:style style:name="P13" style:family="paragraph" style:parent-style-name="Standard">
      <style:paragraph-properties fo:break-before="page"/>
      <style:text-properties officeooo:paragraph-rsid="0016ece4"/>
    </style:style>
    <style:style style:name="T1" style:family="text">
      <style:text-properties officeooo:rsid="00163e22"/>
    </style:style>
    <style:style style:name="T2" style:family="text">
      <style:text-properties officeooo:rsid="00167e39"/>
    </style:style>
    <style:style style:name="T3" style:family="text">
      <style:text-properties officeooo:rsid="0016ece4"/>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4pt" officeooo:rsid="00185744" style:font-size-asian="14pt" style:font-size-complex="14pt"/>
    </style:style>
    <style:style style:name="T7" style:family="text">
      <style:text-properties fo:font-size="14pt" fo:font-style="italic" officeooo:rsid="00185744" style:font-size-asian="14pt" style:font-style-asian="italic" style:font-size-complex="14pt" style:font-style-complex="italic"/>
    </style:style>
    <style:style style:name="T8" style:family="text">
      <style:text-properties fo:font-size="14pt" fo:font-style="normal" style:font-size-asian="14pt" style:font-style-asian="normal" style:font-size-complex="14pt" style:font-style-complex="normal"/>
    </style:style>
    <style:style style:name="T9" style:family="text">
      <style:text-properties fo:font-size="14pt" fo:font-style="normal" officeooo:rsid="00185744" style:font-size-asian="14pt" style:font-style-asian="normal" style:font-size-complex="14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itial Concept</text:p>
      <text:p text:style-name="P3"><text:tab/>I wanted my first uploaded project to be straight forward. Something simple, functional, and complete. Something useful that anyone could understand, if with a bit of re-contextualization.</text:p>
      <text:p text:style-name="P3"><text:tab/><text:span text:style-name="T2">The first decision was based on an observation I’d made a long while ago. .NET development is particularly in demand in my city, so C# was the obvious place to start. Compared to the other languages, it had the most market value. There would be jobs no matter what (and I can pick up new languages when need be), but it made sense to pick one and stick with it.</text:span></text:p>
      <text:p text:style-name="P3"><text:tab/><text:span text:style-name="T2">Additionally, most of the job opportunities listed certain skills pretty consistently across the board. Technology stacks, to be more precise. Asp.Net Core MVC and Entity Framework jumped out in job posting after job posting. Considering that they’re the official stacks of Microsoft, it seemed as good a place as any.</text:span></text:p>
      <text:p text:style-name="P4"><text:tab/>The actual idea for a bug tracker came from a YouTube video by “Coder Foundry.” It popped up on my dashboard one day and had the eye-catching title of “the [one] coding project guaranteed to get you a development job.” <text:span text:style-name="T2">I didn’t expect a single project to land a job, but project ideas are always welcome and a</text:span> bug tracker fit the bill perfectly. </text:p>
      <text:p text:style-name="P4"><text:tab/><text:span text:style-name="T2">One idea I liked was that d</text:span>evelopers would likely be intimately familiar with the concept. People who had never laid eyes on a coding project would understand the idea behind a to-do list. <text:s/>And theoretically, it could be repurposed into an even more generalized project with some additions down the road, <text:span text:style-name="T2">depending on how I took to the project.</text:span></text:p>
      <text:p text:style-name="P6"><text:tab/>I’m not sure what spurred me to sit down and start the project, but I do know one thing that jumped out at me. A video focusing on ten projects that could be completed in a week. I didn’t actually watch that video, but there was enough in the thumbnail to get my attention. A single page website, a database application, a timer, and various other little doodads that would test different skillsets.</text:p>
      <text:p text:style-name="P6"><text:tab/>I knew that I didn’t have the experience to produce projects that quickly but I wasn’t particularly concerned with that. The idea of small projects simply resonated with me, since I knew it could take years to truly polish a program with lots of moving parts. </text:p>
      <text:p text:style-name="P6"><text:tab/>I’m not sure why I happened to sit down and start on this particular project. Motivation and inspiration are fairly nebulous concepts. Nonetheless, I wanted something I could focus on for a little while and it fit the bill. I was pretty eager to get started.</text:p>
      <text:p text:style-name="P3"/>
      <text:p text:style-name="P5"/>
      <text:p text:style-name="P3"/>
      <text:p text:style-name="P12"/>
      <text:p text:style-name="P7"><text:span text:style-name="T4">Design</text:span></text:p>
      <text:p text:style-name="P11"><text:span text:style-name="T5"><text:tab/>The initial design of the project was little more than an idea. I knew that I wanted a table to display a database and a website that presented it cleanly. Basic create-retrieve-update-delete (CRUD) functionality.</text:span></text:p>
      <text:p text:style-name="P11"><text:span text:style-name="T5"><text:tab/>I wasn’t familiar enough with the framework to sit down and plan out the backend architecture. I knew enough about SQL to consider database design, but I was only planning on starting out with the one table for bugs.</text:span></text:p>
      <text:p text:style-name="P11"><text:span text:style-name="T5"/></text:p>
      <text:p text:style-name="P11"><text:span text:style-name="T5"><text:tab/>After I got my feet wet in the development process, I started to see a few areas that I would need to consider actually putting pen-to-paper. While most of it was fairly straightforward, I found that actual development of the user interface was a bit too clunky compared to jotting down a small sketch. And using a design software was too consuming when I could instead be focused on the actual code.</text:span></text:p>
      <text:p text:style-name="P11"><text:span text:style-name="T5"><text:tab/>As I mentioned, it was a decision to keep the project small. It’s by design, since I knew that there would be enough work to last me a while. I was also aware of my own limitations, enough to know that I’d risk overwhelming myself I tackled too many subjects at once.</text:span></text:p>
      <text:p text:style-name="P11"><text:span text:style-name="T5"><text:tab/>The only areas that jumped out at me were the home page, the form submission pages, and the data table. </text:span><text:span text:style-name="T6">I could exclude a homepage entirely but I chose to keep it</text:span><text:span text:style-name="T5">. </text:span><text:span text:style-name="T6">I</text:span><text:span text:style-name="T5">t was important to have a page with a quick explanation of the project, the goals, and basic functionality. </text:span></text:p>
      <text:p text:style-name="P11"><text:span text:style-name="T5"><text:tab/>Submission forms were an area I knew would be prone to tripping me up. It wasn’t second nature to know what side the submit button was on, what the cancel button was colored, or whether they were aligned vertically or horizontally. </text:span><text:span text:style-name="T8">I’m not UX engineer, but I knew that would stick out like a sore thumb. </text:span><text:span text:style-name="T9">After all, anyone who has used a something that is just </text:span><text:span text:style-name="T7">slightly </text:span><text:span text:style-name="T9">off from the expectation knows how disorienting it can be.</text:span></text:p>
      <text:p text:style-name="P12">Issues, Bugs, and Roadblocks</text:p>
      <text:p text:style-name="P1"/>
      <text:p text:style-name="P1">Project Conclusion</text:p>
      <text:p text:style-name="P1"/>
      <text:p text:style-name="P2">Future Plans</text:p>
      <text:p text:style-name="P2"/>
      <text:p text:style-name="P2"/>
      <text:p text:style-name="P9"/>
      <text:p text:style-name="P13"><text:span text:style-name="T2">R</text:span><text:span text:style-name="T1">eference:</text:span></text:p>
      <text:p text:style-name="P9"/>
      <text:p text:style-name="P10"><text:span text:style-name="T2">Coder Foundry</text:span></text:p>
      <text:p text:style-name="P10"><text:span text:style-name="T2">(</text:span>Coding Project Walkthrough - DEMO of the 1 coding project guaranteed to get you a development job<text:span text:style-name="T3">)</text:span><text:span text:style-name="T1"> </text:span></text:p>
      <text:p text:style-name="P10"><text:span text:style-name="T1">https://www.youtube.com/watch?v=vG824vBdYY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4T23:01:51.121000000</meta:creation-date>
    <dc:date>2021-06-04T23:45:27.302000000</dc:date>
    <meta:editing-duration>PT2M21S</meta:editing-duration>
    <meta:editing-cycles>1</meta:editing-cycles>
    <meta:document-statistic meta:table-count="0" meta:image-count="0" meta:object-count="0" meta:page-count="4" meta:paragraph-count="23" meta:word-count="793" meta:character-count="4529" meta:non-whitespace-character-count="3740"/>
    <meta:generator>LibreOffice/7.0.5.2$Windows_X86_64 LibreOffice_project/64390860c6cd0aca4beafafcfd84613dd9dfb63a</meta:generator>
  </office:meta>
</office:document-meta>
</file>